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4.001cm" style:rel-column-width="2268*"/>
    </style:style>
    <style:style style:name="Table1.B" style:family="table-column">
      <style:table-column-properties style:column-width="4.103cm" style:rel-column-width="2326*"/>
    </style:style>
    <style:style style:name="Table1.C" style:family="table-column">
      <style:table-column-properties style:column-width="4.427cm" style:rel-column-width="2510*"/>
    </style:style>
    <style:style style:name="Table1.D" style:family="table-column">
      <style:table-column-properties style:column-width="4.475cm" style:rel-column-width="2537*"/>
    </style:style>
    <style:style style:name="Table1.1" style:family="table-row">
      <style:table-row-properties style:min-row-height="0.0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762cm"/>
    </style:style>
    <style:style style:name="P1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4dd65" officeooo:paragraph-rsid="0002829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4dd65" officeooo:paragraph-rsid="0004dd6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571df" officeooo:paragraph-rsid="000282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2829c" officeooo:paragraph-rsid="000282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3f156" officeooo:paragraph-rsid="000282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6bf4a" officeooo:paragraph-rsid="0006bf4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6bf4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2829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4dd6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059" fo:language="de" fo:country="DE" fo:font-weight="bold" officeooo:rsid="00023bf5" officeooo:paragraph-rsid="00023b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059" fo:font-size="13pt" fo:language="de" fo:country="DE" fo:font-weight="bold" officeooo:rsid="00023bf5" officeooo:paragraph-rsid="00023bf5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1076fd" officeooo:paragraph-rsid="001076fd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e10bf" officeooo:paragraph-rsid="000e10bf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C059" fo:font-size="11pt" fo:language="de" fo:country="DE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C059" fo:font-size="11pt" fo:language="de" fo:country="DE" officeooo:paragraph-rsid="000cf0d8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d4d47" officeooo:paragraph-rsid="000d4d4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cf0d8" officeooo:paragraph-rsid="000cf0d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803b3" officeooo:paragraph-rsid="000803b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C059" fo:font-size="12pt" fo:language="de" fo:country="DE" officeooo:rsid="001076fd" officeooo:paragraph-rsid="001076f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059" fo:font-size="12pt" fo:language="de" fo:country="DE" officeooo:rsid="001076fd" officeooo:paragraph-rsid="0010f3c4" style:font-size-asian="12pt" style:font-size-complex="12pt"/>
    </style:style>
    <style:style style:name="T1" style:family="text">
      <style:text-properties fo:font-weight="normal" officeooo:rsid="0003f156" style:font-weight-asian="normal" style:font-weight-complex="normal"/>
    </style:style>
    <style:style style:name="T2" style:family="text">
      <style:text-properties fo:font-weight="normal" officeooo:rsid="0004dd65" style:font-weight-asian="normal" style:font-weight-complex="normal"/>
    </style:style>
    <style:style style:name="T3" style:family="text">
      <style:text-properties fo:font-weight="normal" officeooo:rsid="000571df" style:font-weight-asian="normal" style:font-weight-complex="normal"/>
    </style:style>
    <style:style style:name="T4" style:family="text">
      <style:text-properties fo:font-weight="normal" officeooo:rsid="0006bf4a" style:font-weight-asian="normal" style:font-weight-complex="normal"/>
    </style:style>
    <style:style style:name="T5" style:family="text">
      <style:text-properties officeooo:rsid="0006bf4a"/>
    </style:style>
    <style:style style:name="T6" style:family="text">
      <style:text-properties fo:font-style="normal" style:text-underline-style="none" officeooo:rsid="0006bf4a" style:font-style-asian="normal" style:font-style-complex="normal"/>
    </style:style>
    <style:style style:name="T7" style:family="text">
      <style:text-properties officeooo:rsid="000cf0d8"/>
    </style:style>
    <style:style style:name="T8" style:family="text">
      <style:text-properties officeooo:rsid="000d4d47"/>
    </style:style>
    <style:style style:name="T9" style:family="text">
      <style:text-properties officeooo:rsid="001076fd"/>
    </style:style>
    <style:style style:name="T10" style:family="text">
      <style:text-properties officeooo:rsid="0010f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ntwicklung und Implementierung eines <text:span text:style-name="T5">userinput- und scriptgesteuerten, betriebssystemunabhängigen Networking-Interfaces unter Zuhilfenahme eines eigenständig entwickelten </text:span><text:span text:style-name="T6">Protokolls</text:span></text:p>
      <text:p text:style-name="P10"/>
      <text:p text:style-name="P10"/>
      <text:p text:style-name="P10"/>
      <text:p text:style-name="P10"/>
      <text:p text:style-name="P8">Zielstellung:</text:p>
      <text:p text:style-name="P1"><text:tab/>- Literaturstudium:</text:p>
      <text:p text:style-name="P8"><text:span text:style-name="T2"><text:tab/><text:tab/></text:span><text:span text:style-name="T3">- Networking</text:span></text:p>
      <text:p text:style-name="P3"><text:tab/><text:tab/>- Protokolle</text:p>
      <text:p text:style-name="P3"><text:tab/><text:tab/>- Scriptsprachen<text:tab/></text:p>
      <text:p text:style-name="P1"/>
      <text:p text:style-name="P4"><text:tab/>- Protokolldesign:</text:p>
      <text:p text:style-name="P8"><text:span text:style-name="T1"><text:tab/><text:tab/></text:span><text:span text:style-name="T2">- Entwicklung </text:span></text:p>
      <text:p text:style-name="P5"><text:tab/><text:tab/>- Evaluierung (Effizienz, Funktionalität, Fehlerumgang)</text:p>
      <text:p text:style-name="P5"><text:tab/></text:p>
      <text:p text:style-name="P9"><text:span text:style-name="T1"><text:tab/></text:span><text:span text:style-name="T2">- Syntaxdesign:</text:span></text:p>
      <text:p text:style-name="P9"><text:span text:style-name="T2"><text:tab/><text:tab/></text:span><text:span text:style-name="T1">- </text:span><text:span text:style-name="T4">dynamische</text:span><text:span text:style-name="T1"> Verarbeitung von User-Eingaben </text:span><text:span text:style-name="T2"><text:s/></text:span><text:span text:style-name="T1"><text:tab/></text:span></text:p>
      <text:p text:style-name="P5"/>
      <text:p text:style-name="P8"><text:span text:style-name="T1"><text:tab/></text:span><text:span text:style-name="T2">- Implementierung:</text:span></text:p>
      <text:p text:style-name="P2"><text:tab/><text:tab/>- Betriebssystem unabhängig</text:p>
      <text:p text:style-name="P7"><text:span text:style-name="T2"><text:tab/><text:tab/>- </text:span><text:span text:style-name="T4">Benutzerfreundlichkeit</text:span></text:p>
      <text:p text:style-name="P6"><text:tab/><text:tab/>- Kombination von Hard- und Scriptcod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Woche</text:p>
          </table:table-cell>
          <table:table-cell table:style-name="Table1.A1" office:value-type="string">
            <text:p text:style-name="P14">Jan Sommerfeld</text:p>
          </table:table-cell>
          <table:table-cell table:style-name="Table1.A1" office:value-type="string">
            <text:p text:style-name="P14">Benedikt Schäfer</text:p>
          </table:table-cell>
          <table:table-cell table:style-name="Table1.D1" office:value-type="string">
            <text:p text:style-name="P14">Leonard Petereit </text:p>
          </table:table-cell>
        </table:table-row>
        <table:table-row table:style-name="Table1.1">
          <table:table-cell table:style-name="Table1.A2" office:value-type="string">
            <text:p text:style-name="P18">39</text:p>
          </table:table-cell>
          <table:table-cell table:style-name="Table1.B2" table:number-rows-spanned="6" table:number-columns-spanned="3" office:value-type="string">
            <text:p text:style-name="P17">Literatur: <text:s/>- <text:s/>Protokolle</text:p>
            <text:p text:style-name="P17"><text:s text:c="18"/>- <text:s/>Scriptcode in Hardcode </text:p>
            <text:p text:style-name="P17"><text:s text:c="18"/><text:span text:style-name="T8">- <text:s/>C++ / Qt</text:span></text:p>
            <text:p text:style-name="P17"/>
            <text:p text:style-name="P19"/>
            <text:p text:style-name="P19"/>
            <text:p text:style-name="P20">Schreiben der Kapitel 1. - 1.3. </text:p>
            <text:p text:style-name="P20">(Leo 1.1. ;Bene 1.3. ;Jan 1. ,1.2.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4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4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4 Kur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5 Kurs</text:p>
          </table:table-cell>
          <table:table-cell table:style-name="Table1.B2" table:number-rows-spanned="2" table:number-columns-spanned="3" office:value-type="string">
            <text:p text:style-name="P16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6 <text:span text:style-name="T7">Kur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7</text:p>
          </table:table-cell>
          <table:table-cell table:style-name="Table1.B2" table:number-rows-spanned="3" table:number-columns-spanned="3" office:value-type="string">
            <text:p text:style-name="P16">Protokolldesign / Backend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8 <text:span text:style-name="T7">Kurs, Bwinf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9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50 <text:span text:style-name="T7">Kurs</text:span></text:p>
          </table:table-cell>
          <table:table-cell table:style-name="Table1.B2" table:number-columns-spanned="3" office:value-type="string">
            <text:p text:style-name="P16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51 </text:p>
          </table:table-cell>
          <table:table-cell table:style-name="Table1.B2" table:number-rows-spanned="3" table:number-columns-spanned="3" office:value-type="string">
            <text:p text:style-name="P16">Beginn Implementierung</text:p>
            <text:p text:style-name="P16"/>
            <text:p text:style-name="P16"/>
            <text:p text:style-name="P12">Schreiben des Kapitels 1.4. (alle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5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2</text:p>
          </table:table-cell>
          <table:table-cell table:style-name="Table1.B2" table:number-rows-spanned="3" table:number-columns-spanned="3" office:value-type="string">
            <text:p text:style-name="P16">Scriptsprachenwahl <text:span text:style-name="T9">+ Aneignen der Scriptsprache</text:span></text:p>
            <text:p text:style-name="P16"/>
            <text:p text:style-name="P12">Schreiben der Kapitel 2. - 2.2. (Leo 2.2. ;Jan 2. ,2.1.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5</text:p>
          </table:table-cell>
          <table:table-cell table:style-name="Table1.B2" table:number-columns-spanned="3" office:value-type="string">
            <text:p text:style-name="P12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6 Ferien</text:p>
          </table:table-cell>
          <table:table-cell table:style-name="Table1.B2" table:number-rows-spanned="6" table:number-columns-spanned="3" office:value-type="string">
            <text:p text:style-name="P16">Entwicklung und Implementierung de<text:span text:style-name="T10">s Hauptteils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2">Schreiben des Kapitels 2.3. (Bene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9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2</text:p>
          </table:table-cell>
          <table:table-cell table:style-name="Table1.B2" table:number-rows-spanned="3" table:number-columns-spanned="3" office:value-type="string">
            <text:p text:style-name="P13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3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4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5</text:p>
          </table:table-cell>
          <table:table-cell table:style-name="Table1.B2" table:number-rows-spanned="4" table:number-columns-spanned="3" office:value-type="string">
            <text:p text:style-name="P13">Variabel: - Puffer(Aufholen / Fehler) </text:p>
            <text:p text:style-name="P13"><text:s text:c="16"/>- Ausbau</text:p>
            <text:p text:style-name="P13"><text:s text:c="16"/>- Weiterarbeit (Syntaxentwicklung / UI)</text:p>
            <text:p text:style-name="P13"><text:s text:c="25"/><text:span text:style-name="T10">- Schreiben der Kapitel 3. -3.1.(Bene)</text:span></text:p>
          </table:table-cell>
          <table:covered-table-cell/>
          <table:covered-table-cell/>
        </table:table-row>
        <table:table-row table:style-name="Table1.31">
          <table:table-cell table:style-name="Table1.A2" office:value-type="string">
            <text:p text:style-name="P14">1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19</text:p>
          </table:table-cell>
          <table:table-cell table:style-name="Table1.B2" table:number-rows-spanned="3" table:number-columns-spanned="3" office:value-type="string">
            <text:p text:style-name="P13">Vorbereitung Zwischenstand</text:p>
            <text:p text:style-name="P13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2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22 Zwischenstand</text:p>
          </table:table-cell>
          <table:table-cell table:style-name="Table1.B2" table:number-columns-spanned="3" office:value-type="string">
            <text:p text:style-name="P13">Zwischenstand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1:04:17.272016903</meta:creation-date>
    <dc:date>2017-09-20T12:24:36.244000000</dc:date>
    <meta:editing-duration>PT24M49S</meta:editing-duration>
    <meta:editing-cycles>4</meta:editing-cycles>
    <meta:generator>LibreOffice/5.3.6.1$Windows_x86 LibreOffice_project/686f202eff87ef707079aeb7f485847613344eb7</meta:generator>
    <meta:document-statistic meta:table-count="1" meta:image-count="0" meta:object-count="0" meta:page-count="2" meta:paragraph-count="78" meta:word-count="195" meta:character-count="1417" meta:non-whitespace-character-count="1168"/>
  </office:meta>
</office:document-meta>
</file>